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sledek</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Overview of BeanShell, JavaScript, and Python macros<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BeanShell macros<text:tab/>20</text:a></text:p>
            <text:p text:style-name="P44"><text:a xlink:type="simple" xlink:href="#__RefHeading___Toc2547_3861250547" text:style-name="Index_20_Link" text:visited-style-name="Index_20_Link">JavaScript macros<text:tab/>22</text:a></text:p>
            <text:p text:style-name="P44"><text:a xlink:type="simple" xlink:href="#__RefHeading___Toc2549_3861250547" text:style-name="Index_20_Link" text:visited-style-name="Index_20_Link">Python macros<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cros are organized in the same way for all four scripting languages.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Each document can also contain your macros that are not available to any other document.</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Using APSO you can configure your preferred source code editor, start the integrated Python shell and debug Python scripts.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